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weight="bold" officeooo:rsid="001f28a8" officeooo:paragraph-rsid="001f28a8" style:font-weight-asian="bold" style:font-weight-complex="bold"/>
    </style:style>
    <style:style style:name="P2" style:family="paragraph" style:parent-style-name="Text_20_body">
      <style:text-properties fo:font-weight="bold" officeooo:rsid="0020fa04" officeooo:paragraph-rsid="0020fa04" style:font-weight-asian="bold" style:font-weight-complex="bold"/>
    </style:style>
    <style:style style:name="P3" style:family="paragraph" style:parent-style-name="Text_20_body">
      <style:text-properties officeooo:paragraph-rsid="001f28a8"/>
    </style:style>
    <style:style style:name="P4" style:family="paragraph" style:parent-style-name="Text_20_body">
      <style:text-properties officeooo:paragraph-rsid="0020fa04"/>
    </style:style>
    <style:style style:name="T1" style:family="text">
      <style:text-properties officeooo:rsid="001f28a8"/>
    </style:style>
    <style:style style:name="T2"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og Computing</text:p>
      <text:p text:style-name="P3">Fog computing suggests that some processing takes place at the end devices or gateways. It's called Edge Intelligence because the computation takes place at the edge of the network where the data is initially generated instead of the core where it is later transferred.</text:p>
      <text:p text:style-name="P3">There are few drivers for the trend towards fog computing. First, big data or the large amounts of data generated by millions of tiny devices can be too difficult to transfer around the networks. Moving it from a service to a service or from a data center to another will consume time, energy, and bandwidth. </text:p>
      <text:p text:style-name="P3">Second, there is a paradigm, called the Moore-Nielsen Paradigm, stating that data gets accumulated at the edge is faster than the network can push into the core. As an example, a jet engine produces 20 terabytes of data for each flight hour. It is not possible to transfer all of these data to the Cloud in a real time.</text:p>
      <text:p text:style-name="P4">The third driver for fog computing Is the fact that storage and processing power are becoming very cheap. So instead of dumb devices that just pump data back to the core, you can have <text:span text:style-name="T1">intelligent</text:span>, or semi-intelligent ones, at the edges. </text:p>
      <text:p text:style-name="P4">Lastly, you need fog computing or Edge Intelligence to filter through all these massive amount of data before you can transfer it to the Cloud. </text:p>
      <text:p text:style-name="P2">Characteristics and Benefits</text:p>
      <text:p text:style-name="P4">Fog computing will offer better latency and improved location awareness. Different types of nodes will come together to form fog deployments. </text:p>
      <text:p text:style-name="P4">Fog computing will offer local analytics and intelligence at the edge of the network. Distributed intelligence will effectively cut down the amount of data that is transferred upwards to the Cloud.</text:p>
      <text:p text:style-name="P4">As data is available locally, local operations can continue to perform, although in a limited capacity even if the back-end connections are lost. You won't have to move sensitive data, it will stay close to the source. </text:p>
      <text:p text:style-name="P4">Think of patient's medical records being analyzed locally rather than sending them to the Cloud. Here is a list of different fog IoT platforms and service provid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6-13T11:17:55.069761197</dc:date>
    <meta:document-statistic meta:table-count="0" meta:image-count="0" meta:object-count="0" meta:page-count="1" meta:paragraph-count="11" meta:word-count="345" meta:character-count="2042" meta:non-whitespace-character-count="1703"/>
    <meta:generator>LibreOffice/4.2.8.2$Linux_X86_64 LibreOffice_project/420m0$Build-2</meta:generator>
  </office:meta>
</office:document-meta>
</file>